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827in"/>
    </style:style>
    <style:style style:name="co3" style:family="table-column">
      <style:table-column-properties fo:break-before="auto" style:column-width="1.7717in"/>
    </style:style>
    <style:style style:name="co4" style:family="table-column">
      <style:table-column-properties fo:break-before="auto" style:column-width="0.9063in"/>
    </style:style>
    <style:style style:name="co6" style:family="table-column">
      <style:table-column-properties fo:break-before="auto" style:column-width="1.848in"/>
    </style:style>
    <style:style style:name="co7" style:family="table-column">
      <style:table-column-properties fo:break-before="auto" style:column-width="1.138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Chapter </text:p>
          </table:table-cell>
          <table:table-cell office:value-type="string">
            <text:p>Exercise</text:p>
          </table:table-cell>
          <table:table-cell office:value-type="string">
            <text:p>Status</text:p>
          </table:table-cell>
          <table:table-cell office:value-type="string">
            <text:p>Description</text:p>
          </table:table-cell>
          <table:table-cell office:value-type="string">
            <text:p>Date Completed</text:p>
          </table:table-cell>
        </table:table-row>
        <table:table-row table:style-name="ro2">
          <table:table-cell office:value-type="string">
            <text:p>1 – Getting &amp; Knowing</text:p>
          </table:table-cell>
          <table:table-cell office:value-type="string">
            <text:p>Chipotle</text:p>
          </table:table-cell>
          <table:table-cell office:value-type="string">
            <text:p>Not started</text:p>
          </table:table-cell>
          <table:table-cell table:number-columns-repeated="2"/>
        </table:table-row>
        <table:table-row table:style-name="ro1">
          <table:table-cell office:value-type="string">
            <text:p>1 – Getting &amp; Knowing</text:p>
          </table:table-cell>
          <table:table-cell office:value-type="string">
            <text:p>Occupation</text:p>
          </table:table-cell>
          <table:table-cell office:value-type="string">
            <text:p>Not started</text:p>
          </table:table-cell>
          <table:table-cell table:number-columns-repeated="2"/>
        </table:table-row>
        <table:table-row table:style-name="ro1">
          <table:table-cell office:value-type="string">
            <text:p>1 – Getting &amp; Knowing</text:p>
          </table:table-cell>
          <table:table-cell office:value-type="string">
            <text:p>World Food Facts</text:p>
          </table:table-cell>
          <table:table-cell office:value-type="string">
            <text:p>Not started</text:p>
          </table:table-cell>
          <table:table-cell table:number-columns-repeated="2"/>
        </table:table-row>
        <table:table-row table:style-name="ro2">
          <table:table-cell office:value-type="string">
            <text:p>2 – Filtering &amp; Sorting</text:p>
          </table:table-cell>
          <table:table-cell office:value-type="string">
            <text:p>Chipotle</text:p>
          </table:table-cell>
          <table:table-cell office:value-type="string">
            <text:p>Revisit</text:p>
          </table:table-cell>
          <table:table-cell office:value-type="string">
            <text:p>Run with internet</text:p>
          </table:table-cell>
          <table:table-cell/>
        </table:table-row>
        <table:table-row table:style-name="ro1">
          <table:table-cell office:value-type="string">
            <text:p>2 – Filtering &amp; Sorting</text:p>
          </table:table-cell>
          <table:table-cell office:value-type="string">
            <text:p>Euro12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1">
          <table:table-cell office:value-type="string">
            <text:p>2 – Filtering &amp; Sorting</text:p>
          </table:table-cell>
          <table:table-cell office:value-type="string">
            <text:p>Fictional Army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1">
          <table:table-cell office:value-type="string">
            <text:p>3 – Grouping</text:p>
          </table:table-cell>
          <table:table-cell office:value-type="string">
            <text:p>Alcohol Consumption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1">
          <table:table-cell office:value-type="string">
            <text:p>3 – Grouping</text:p>
          </table:table-cell>
          <table:table-cell office:value-type="string">
            <text:p>Occupation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1">
          <table:table-cell office:value-type="string">
            <text:p>3 – Grouping</text:p>
          </table:table-cell>
          <table:table-cell office:value-type="string">
            <text:p>Regiment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1">
          <table:table-cell office:value-type="string">
            <text:p>4 – Apply</text:p>
          </table:table-cell>
          <table:table-cell office:value-type="string">
            <text:p>Alcohol Consumption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1">
          <table:table-cell office:value-type="string">
            <text:p>4 – Apply</text:p>
          </table:table-cell>
          <table:table-cell office:value-type="string">
            <text:p>US Crime Rates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1">
          <table:table-cell office:value-type="string">
            <text:p>5 – Merge</text:p>
          </table:table-cell>
          <table:table-cell office:value-type="string">
            <text:p>Auto MPG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1">
          <table:table-cell office:value-type="string">
            <text:p>5 – Merge</text:p>
          </table:table-cell>
          <table:table-cell office:value-type="string">
            <text:p>Fictitious Names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1">
          <table:table-cell office:value-type="string">
            <text:p>5 – Merge</text:p>
          </table:table-cell>
          <table:table-cell office:value-type="string">
            <text:p>Housing Market</text:p>
          </table:table-cell>
          <table:table-cell office:value-type="string">
            <text:p>Not started</text:p>
          </table:table-cell>
          <table:table-cell table:number-columns-repeated="2"/>
        </table:table-row>
        <table:table-row table:style-name="ro1">
          <table:table-cell office:value-type="string">
            <text:p>6 – Stats</text:p>
          </table:table-cell>
          <table:table-cell office:value-type="string">
            <text:p>US Baby Name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1">
          <table:table-cell office:value-type="string">
            <text:p>6 – Stats</text:p>
          </table:table-cell>
          <table:table-cell office:value-type="string">
            <text:p>Wind Stats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2">
          <table:table-cell office:value-type="string">
            <text:p>7 – Visualization</text:p>
          </table:table-cell>
          <table:table-cell office:value-type="string">
            <text:p>Chipotle</text:p>
          </table:table-cell>
          <table:table-cell office:value-type="string">
            <text:p>Check</text:p>
          </table:table-cell>
          <table:table-cell/>
          <table:table-cell table:style-name="ce1"/>
        </table:table-row>
        <table:table-row table:style-name="ro1">
          <table:table-cell office:value-type="string">
            <text:p>7 – Visualization</text:p>
          </table:table-cell>
          <table:table-cell office:value-type="string">
            <text:p>Online_Retail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1">
          <table:table-cell office:value-type="string">
            <text:p>7 – Visualization</text:p>
          </table:table-cell>
          <table:table-cell office:value-type="string">
            <text:p>Scores</text:p>
          </table:table-cell>
          <table:table-cell office:value-type="string">
            <text:p>Check</text:p>
          </table:table-cell>
          <table:table-cell/>
          <table:table-cell table:style-name="ce1"/>
        </table:table-row>
        <table:table-row table:style-name="ro1">
          <table:table-cell office:value-type="string">
            <text:p>7 – Visualization</text:p>
          </table:table-cell>
          <table:table-cell office:value-type="string">
            <text:p>Tips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2">
          <table:table-cell office:value-type="string">
            <text:p>8 – Creating Series &amp; DFs</text:p>
          </table:table-cell>
          <table:table-cell office:value-type="string">
            <text:p>Pokemon</text:p>
          </table:table-cell>
          <table:table-cell office:value-type="string">
            <text:p>Not started</text:p>
          </table:table-cell>
          <table:table-cell table:number-columns-repeated="2"/>
        </table:table-row>
        <table:table-row table:style-name="ro1">
          <table:table-cell office:value-type="string">
            <text:p>9 – Time Series</text:p>
          </table:table-cell>
          <table:table-cell office:value-type="string">
            <text:p>Apple Stock</text:p>
          </table:table-cell>
          <table:table-cell office:value-type="string">
            <text:p>Not started</text:p>
          </table:table-cell>
          <table:table-cell table:number-columns-repeated="2"/>
        </table:table-row>
        <table:table-row table:style-name="ro1">
          <table:table-cell office:value-type="string">
            <text:p>9 – Time Series</text:p>
          </table:table-cell>
          <table:table-cell office:value-type="string">
            <text:p>Getting Financial Data</text:p>
          </table:table-cell>
          <table:table-cell office:value-type="string">
            <text:p>Not started</text:p>
          </table:table-cell>
          <table:table-cell table:number-columns-repeated="2"/>
        </table:table-row>
        <table:table-row table:style-name="ro1">
          <table:table-cell office:value-type="string">
            <text:p>9 – Time Series</text:p>
          </table:table-cell>
          <table:table-cell office:value-type="string">
            <text:p>Investor Flow of Funds US</text:p>
          </table:table-cell>
          <table:table-cell office:value-type="string">
            <text:p>Not started</text:p>
          </table:table-cell>
          <table:table-cell table:number-columns-repeated="2"/>
        </table:table-row>
        <table:table-row table:style-name="ro1">
          <table:table-cell office:value-type="string">
            <text:p>10 – Deleting</text:p>
          </table:table-cell>
          <table:table-cell office:value-type="string">
            <text:p>Iris</text:p>
          </table:table-cell>
          <table:table-cell office:value-type="string">
            <text:p>Not started</text:p>
          </table:table-cell>
          <table:table-cell table:number-columns-repeated="2"/>
        </table:table-row>
        <table:table-row table:style-name="ro1">
          <table:table-cell office:value-type="string">
            <text:p>10 – Deleting</text:p>
          </table:table-cell>
          <table:table-cell office:value-type="string">
            <text:p>Wine</text:p>
          </table:table-cell>
          <table:table-cell office:value-type="string">
            <text:p>Not started</text:p>
          </table:table-cell>
          <table:table-cell table:number-columns-repeated="2"/>
        </table:table-row>
        <table:table-row table:style-name="ro1">
          <table:table-cell office:value-type="string">
            <text:p>11 – Indexing</text:p>
          </table:table-cell>
          <table:table-cell office:value-type="string">
            <text:p>Example</text:p>
          </table:table-cell>
          <table:table-cell office:value-type="string">
            <text:p>Not started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6">11/16/2020</text:date>, <text:time>17:4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Block</meta:initial-creator>
    <meta:creation-date>2020-11-10T19:34:56.88</meta:creation-date>
    <meta:generator>OpenOffice/4.1.6$Win32 OpenOffice.org_project/416m1$Build-9790</meta:generator>
    <dc:date>2020-11-16T17:45:09.09</dc:date>
    <dc:creator>Andrew Block</dc:creator>
    <meta:editing-duration>P3DT16H39M56S</meta:editing-duration>
    <meta:editing-cycles>12</meta:editing-cycles>
    <meta:document-statistic meta:table-count="3" meta:cell-count="97" meta:object-count="0"/>
  </office:meta>
</office:document-meta>
</file>